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faa" officeooo:paragraph-rsid="001cdfaa"/>
    </style:style>
    <style:style style:name="P2" style:family="paragraph" style:parent-style-name="Standard">
      <style:text-properties officeooo:rsid="001dfe29" officeooo:paragraph-rsid="001dfe29"/>
    </style:style>
    <style:style style:name="P3" style:family="paragraph" style:parent-style-name="Standard">
      <style:text-properties officeooo:rsid="001f0cb4" officeooo:paragraph-rsid="001f0cb4"/>
    </style:style>
    <style:style style:name="P4" style:family="paragraph" style:parent-style-name="Standard">
      <style:text-properties officeooo:rsid="002095ea" officeooo:paragraph-rsid="002095ea"/>
    </style:style>
    <style:style style:name="P5" style:family="paragraph" style:parent-style-name="Standard">
      <style:text-properties fo:font-weight="bold" officeooo:rsid="001f0cb4" officeooo:paragraph-rsid="001f0cb4" style:font-weight-asian="bold" style:font-weight-complex="bold"/>
    </style:style>
    <style:style style:name="P6" style:family="paragraph" style:parent-style-name="Standard">
      <style:text-properties fo:font-weight="bold" officeooo:rsid="002095ea" officeooo:paragraph-rsid="002095ea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f0cb4" officeooo:paragraph-rsid="001f0cb4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2095ea" officeooo:paragraph-rsid="002095ea" style:font-weight-asian="bold" style:font-weight-complex="bold"/>
    </style:style>
    <style:style style:name="P9" style:family="paragraph" style:parent-style-name="Standard" style:list-style-name="L1">
      <style:text-properties officeooo:rsid="001eab58" officeooo:paragraph-rsid="001eab58"/>
    </style:style>
    <style:style style:name="P10" style:family="paragraph" style:parent-style-name="Standard" style:list-style-name="L1">
      <style:text-properties officeooo:rsid="001eab58" officeooo:paragraph-rsid="001cdfaa"/>
    </style:style>
    <style:style style:name="P11" style:family="paragraph" style:parent-style-name="Standard" style:list-style-name="L2">
      <style:text-properties officeooo:rsid="001f0cb4" officeooo:paragraph-rsid="001f0cb4"/>
    </style:style>
    <style:style style:name="P12" style:family="paragraph" style:parent-style-name="Standard" style:list-style-name="L3">
      <style:text-properties officeooo:rsid="001f0cb4" officeooo:paragraph-rsid="001f0cb4"/>
    </style:style>
    <style:style style:name="P13" style:family="paragraph" style:parent-style-name="Standard" style:list-style-name="L3">
      <style:text-properties officeooo:rsid="001f0cb4" officeooo:paragraph-rsid="00204bc3"/>
    </style:style>
    <style:style style:name="P14" style:family="paragraph" style:parent-style-name="Standard" style:list-style-name="L2">
      <style:text-properties officeooo:rsid="002095ea" officeooo:paragraph-rsid="002095ea"/>
    </style:style>
    <style:style style:name="P15" style:family="paragraph" style:parent-style-name="Standard" style:list-style-name="L3">
      <style:text-properties officeooo:rsid="002095ea" officeooo:paragraph-rsid="002095ea"/>
    </style:style>
    <style:style style:name="P16" style:family="paragraph" style:parent-style-name="Standard" style:list-style-name="L4">
      <style:text-properties officeooo:rsid="002095ea" officeooo:paragraph-rsid="002095ea"/>
    </style:style>
    <style:style style:name="P17" style:family="paragraph" style:parent-style-name="Standard" style:list-style-name="L5">
      <style:text-properties officeooo:rsid="002095ea" officeooo:paragraph-rsid="002095ea"/>
    </style:style>
    <style:style style:name="P18" style:family="paragraph" style:parent-style-name="Standard" style:list-style-name="L3">
      <style:text-properties fo:font-style="italic" fo:font-weight="bold" officeooo:rsid="001f0cb4" officeooo:paragraph-rsid="001f0cb4" style:font-style-asian="italic" style:font-weight-asian="bold" style:font-style-complex="italic" style:font-weight-complex="bold"/>
    </style:style>
    <style:style style:name="P19" style:family="paragraph" style:parent-style-name="Standard" style:list-style-name="L3">
      <style:text-properties fo:font-style="italic" fo:font-weight="bold" officeooo:rsid="002095ea" officeooo:paragraph-rsid="002095ea" style:font-style-asian="italic" style:font-weight-asian="bold" style:font-style-complex="italic" style:font-weight-complex="bold"/>
    </style:style>
    <style:style style:name="P20" style:family="paragraph" style:parent-style-name="Standard" style:list-style-name="L3">
      <style:text-properties fo:font-style="italic" officeooo:rsid="00204bc3" officeooo:paragraph-rsid="00204bc3" style:font-style-asian="italic" style:font-style-complex="italic"/>
    </style:style>
    <style:style style:name="P21" style:family="paragraph" style:parent-style-name="Standard" style:list-style-name="L3">
      <style:text-properties fo:font-style="italic" officeooo:rsid="002095ea" officeooo:paragraph-rsid="002095ea" style:font-style-asian="italic" style:font-style-complex="italic"/>
    </style:style>
    <style:style style:name="P22" style:family="paragraph" style:parent-style-name="Standard" style:list-style-name="L3">
      <style:text-properties officeooo:rsid="00204bc3" officeooo:paragraph-rsid="00204bc3"/>
    </style:style>
    <style:style style:name="P23" style:family="paragraph" style:parent-style-name="Standard" style:list-style-name="L1">
      <style:text-properties officeooo:rsid="00222041" officeooo:paragraph-rsid="00222041"/>
    </style:style>
    <style:style style:name="T1" style:family="text">
      <style:text-properties officeooo:rsid="001eab58"/>
    </style:style>
    <style:style style:name="T2" style:family="text">
      <style:text-properties officeooo:rsid="00204b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l Editor.js</text:p>
      <text:p text:style-name="P1"/>
      <text:p text:style-name="P1">create scripts in browser <text:span text:style-name="T1">for various functions</text:span></text:p>
      <text:list xml:id="list6105690083840735662" text:style-name="L1">
        <text:list-item>
          <text:p text:style-name="P23">init</text:p>
        </text:list-item>
        <text:list-item>
          <text:p text:style-name="P9">start</text:p>
        </text:list-item>
        <text:list-item>
          <text:p text:style-name="P10">update</text:p>
        </text:list-item>
        <text:list-item>
          <text:p text:style-name="P10">draw / OnGUI</text:p>
        </text:list-item>
      </text:list>
      <text:p text:style-name="P1"><text:tab/></text:p>
      <text:p text:style-name="P1">run scripts on “play”</text:p>
      <text:p text:style-name="P1">download scripts and engel.js</text:p>
      <text:p text:style-name="P1"/>
      <text:p text:style-name="P2">engelObject</text:p>
      <text:p text:style-name="P2"><text:tab/>GameObject</text:p>
      <text:p text:style-name="P2"><text:tab/><text:tab/>Components</text:p>
      <text:p text:style-name="P2"><text:tab/>RTSObject</text:p>
      <text:p text:style-name="P2"><text:tab/><text:tab/>Weapon</text:p>
      <text:p text:style-name="P2"><text:tab/><text:tab/>Movement</text:p>
      <text:p text:style-name="P2"><text:tab/><text:tab/>Ability card</text:p>
      <text:p text:style-name="P2"/>
      <text:p text:style-name="P2"/>
      <text:p text:style-name="P7">Engel Process</text:p>
      <text:list xml:id="list5695573314813875858" text:style-name="L2">
        <text:list-item>
          <text:p text:style-name="P11">setup Engel</text:p>
          <text:list>
            <text:list-item>
              <text:p text:style-name="P11">input</text:p>
            </text:list-item>
            <text:list-item>
              <text:p text:style-name="P11">window</text:p>
            </text:list-item>
            <text:list-item>
              <text:p text:style-name="P11">splash screen</text:p>
            </text:list-item>
          </text:list>
        </text:list-item>
        <text:list-item>
          <text:p text:style-name="P11">Load Game</text:p>
          <text:list>
            <text:list-item>
              <text:p text:style-name="P11">Load assets</text:p>
            </text:list-item>
            <text:list-item>
              <text:p text:style-name="P11">Get level list</text:p>
            </text:list-item>
          </text:list>
        </text:list-item>
        <text:list-item>
          <text:p text:style-name="P11">Start Level</text:p>
          <text:list>
            <text:list-item>
              <text:p text:style-name="P11">create objects</text:p>
              <text:list>
                <text:list-item>
                  <text:p text:style-name="P11">Awake</text:p>
                </text:list-item>
                <text:list-item>
                  <text:p text:style-name="P11">Start</text:p>
                </text:list-item>
              </text:list>
            </text:list-item>
          </text:list>
        </text:list-item>
        <text:list-item>
          <text:p text:style-name="P11">Run</text:p>
          <text:list>
            <text:list-item>
              <text:p text:style-name="P14">Update Input.keyDown / Input.keyUp / Input.keyPressed</text:p>
            </text:list-item>
            <text:list-item>
              <text:p text:style-name="P11">Update objects</text:p>
              <text:list>
                <text:list-item>
                  <text:p text:style-name="P14">Send/Receive on Network?</text:p>
                </text:list-item>
              </text:list>
            </text:list-item>
            <text:list-item>
              <text:p text:style-name="P11">Animate?</text:p>
            </text:list-item>
          </text:list>
        </text:list-item>
      </text:list>
      <text:p text:style-name="P3"/>
      <text:p text:style-name="P5">Store Data</text:p>
      <text:list xml:id="list188539987602063625" text:style-name="L3">
        <text:list-item>
          <text:p text:style-name="P18">Texture</text:p>
          <text:list>
            <text:list-item>
              <text:p text:style-name="P12">float [] <text:span text:style-name="T2">colors</text:span></text:p>
            </text:list-item>
          </text:list>
        </text:list-item>
        <text:list-item>
          <text:p text:style-name="P18">Model</text:p>
          <text:list>
            <text:list-item>
              <text:p text:style-name="P20">vertex []</text:p>
              <text:list>
                <text:list-item>
                  <text:p text:style-name="P13">vec<text:span text:style-name="T2">3 pos</text:span></text:p>
                </text:list-item>
                <text:list-item>
                  <text:p text:style-name="P22">indices</text:p>
                </text:list-item>
              </text:list>
            </text:list-item>
            <text:list-item>
              <text:p text:style-name="P20">bone []</text:p>
              <text:list>
                <text:list-item>
                  <text:p text:style-name="P22">string name</text:p>
                </text:list-item>
                <text:list-item>
                  <text:p text:style-name="P22">bone parent</text:p>
                </text:list-item>
                <text:list-item>
                  <text:p text:style-name="P22">vec3 position</text:p>
                </text:list-item>
                <text:list-item>
                  <text:p text:style-name="P22">vec3 direction</text:p>
                </text:list-item>
                <text:list-item>
                  <text:p text:style-name="P22">pair&lt;vertex, weight&gt;</text:p>
                </text:list-item>
              </text:list>
            </text:list-item>
            <text:list-item>
              <text:p text:style-name="P20">animations []</text:p>
              <text:list>
                <text:list-item>
                  <text:p text:style-name="P22">string name</text:p>
                </text:list-item>
                <text:list-item>
                  <text:p text:style-name="P22">bones[]</text:p>
                  <text:list>
                    <text:list-item>
                      <text:p text:style-name="P22">ordered list/dictionary&lt;time, rotation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Prefabs</text:p>
          <text:list>
            <text:list-item>
              <text:p text:style-name="P15">&lt;GameObject prefabs&gt;</text:p>
            </text:list-item>
            <text:list-item>
              <text:p text:style-name="P21">RTS</text:p>
              <text:list>
                <text:list-item>
                  <text:p text:style-name="P15">weapon</text:p>
                </text:list-item>
                <text:list-item>
                  <text:p text:style-name="P15">Ability</text:p>
                </text:list-item>
                <text:list-item>
                  <text:p text:style-name="P15">Ability Card</text:p>
                </text:list-item>
                <text:list-item>
                  <text:p text:style-name="P15">Unit (uses weapon and ability card)</text:p>
                </text:list-item>
              </text:list>
            </text:list-item>
          </text:list>
        </text:list-item>
      </text:list>
      <text:p text:style-name="P4"/>
      <text:p text:style-name="P4"/>
      <text:p text:style-name="P8">Networking</text:p>
      <text:list xml:id="list2925294993676524104" text:style-name="L4">
        <text:list-item>
          <text:p text:style-name="P16">send/receive data to server</text:p>
        </text:list-item>
        <text:list-item>
          <text:p text:style-name="P16">send/receive networked unit data</text:p>
          <text:list>
            <text:list-item>
              <text:p text:style-name="P16">Send to server</text:p>
            </text:list-item>
            <text:list-item>
              <text:p text:style-name="P16">Server sends update to all players</text:p>
            </text:list-item>
            <text:list-item>
              <text:p text:style-name="P16">Player-side updates</text:p>
            </text:list-item>
          </text:list>
        </text:list-item>
      </text:list>
      <text:p text:style-name="P4"/>
      <text:p text:style-name="P6">Font</text:p>
      <text:list xml:id="list1492297595998109785" text:style-name="L5">
        <text:list-item>
          <text:p text:style-name="P17">character[ascii]</text:p>
          <text:list>
            <text:list-item>
              <text:p text:style-name="P17">texture</text:p>
              <text:list>
                <text:list-item>
                  <text:p text:style-name="P17">Float for alpha?</text:p>
                </text:list-item>
                <text:list-item>
                  <text:p text:style-name="P17">Float[] for color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20:45:15.247210909</meta:creation-date>
    <dc:date>2014-11-18T02:03:40.496806841</dc:date>
    <meta:editing-duration>PT25M53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68" meta:word-count="192" meta:character-count="981" meta:non-whitespace-character-count="897"/>
  </office:meta>
</office:document-meta>
</file>